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DejaVu Serif" svg:font-family="'DejaVu Serif'"/>
    <style:font-face style:name="OpenSymbol" svg:font-family="Open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ements d'informació</text:h>
      <text:list xml:id="list1076514656" text:style-name="L1">
        <text:list-item>
          <text:p text:style-name="P4">Documentació (com configurar un router)</text:p>
        </text:list-item>
        <text:list-item>
          <text:p text:style-name="P4">Trobades (pròxim SAX)</text:p>
        </text:list-item>
        <text:list-item>
          <text:p text:style-name="P4">Notícies (s'ha interconnectat la Garrotxa amb Osona)</text:p>
        </text:list-item>
        <text:list-item>
          <text:p text:style-name="P4">Blocs (he configurat un servei nou per guifi)</text:p>
        </text:list-item>
        <text:list-item>
          <text:p text:style-name="P4">Errades (no funciona l'unsolclic amb XXX router)</text:p>
        </text:list-item>
        <text:list-item>
          <text:p text:style-name="P4">Gràfiques (per saber si els routers funcionen)</text:p>
        </text:list-item>
        <text:list-item>
          <text:p text:style-name="P4">Provisió d'IP i enrutament (quina IP necessito per connectar-me a l'AP X)</text:p>
        </text:list-item>
        <text:list-item>
          <text:p text:style-name="P4">Discussió / ajuda (no em funciona el node, què faig?)</text:p>
        </text:list-item>
        <text:list-item>
          <text:p text:style-name="P4">Apadrinaments (es vol afegir un servidor de desenvolupament, ajudes a comprar-lo?)</text:p>
        </text:list-item>
        <text:list-item>
          <text:p text:style-name="P4"><text:s/>Codi font (mòduls propis del drupal)</text:p>
        </text:list-item>
        <text:list-item>
          <text:p text:style-name="P4"><text:s/>Llistes de correu (guif-usuaris)</text:p>
        </text:list-item>
        <text:list-item>
          <text:p text:style-name="P4"><text:s/>Pàgines web dels grups locals</text:p>
        </text:list-item>
      </text:list>
      <text:h text:style-name="Heading_20_1" text:outline-level="1">Eines per mostrar la informació i tractar-la</text:h>
      <text:h text:style-name="Heading_20_2" text:outline-level="2">Situació actual</text:h>
      <text:list xml:id="list658361948" text:style-name="L2">
        <text:list-item>
          <text:p text:style-name="P5">Drupal – mòduls estàndards – (1, 2, 3, 4, 8)</text:p>
        </text:list-item>
        <text:list-item>
          <text:p text:style-name="P5">Guifi – mòduls propis – (6, 7, 9)</text:p>
        </text:list-item>
        <text:list-item>
          <text:p text:style-name="P5">Trac (5)</text:p>
        </text:list-item>
        <text:list-item>
          <text:p text:style-name="P5">IRC (8)</text:p>
        </text:list-item>
        <text:list-item>
          <text:p text:style-name="P5">lafarga.cat (10, 11)</text:p>
        </text:list-item>
        <text:list-item>
          <text:p text:style-name="P5">Dispers en una infinitat de llocs (12)</text:p>
        </text:list-item>
      </text:list>
      <text:h text:style-name="Heading_20_2" text:outline-level="2">Possible situació futura</text:h>
      <text:list xml:id="list1284200764" text:style-name="L3">
        <text:list-item>
          <text:p text:style-name="P7">Drupal (8)</text:p>
        </text:list-item>
        <text:list-item>
          <text:p text:style-name="P7">Guifi (6, 7, 9)</text:p>
        </text:list-item>
        <text:list-item>
          <text:p text:style-name="P7">Trac (5, )</text:p>
        </text:list-item>
        <text:list-item>
          <text:p text:style-name="P7">IRC (8)</text:p>
        </text:list-item>
        <text:list-item>
          <text:p text:style-name="P7">Wiki (1, 2, 3,)</text:p>
        </text:list-item>
        <text:list-item>
          <text:p text:style-name="P7">Planeta &amp; WordPress (4)</text:p>
        </text:list-item>
        <text:list-item>
          <text:p text:style-name="P7">git/svn propi (10)</text:p>
        </text:list-item>
        <text:list-item>
          <text:p text:style-name="P7">Servidor llistes de correu (11)</text:p>
        </text:list-item>
        <text:list-item>
          <text:p text:style-name="P6">Drupal amb multi-sites habilitat (12)</text:p>
        </text:list-item>
      </text:list>
      <text:h text:style-name="Heading_20_3" text:outline-level="3">Com passar-hi</text:h>
      <text:p text:style-name="Standard">Cal com a mínim un parell de servidors, ja siguin re-aprofitats, o bé, nous. Amb un hi hauria els serveis de funcionament rutinari i en l'altre els de desenvolupament.</text:p>
      <text:p text:style-name="Standard"/>
      <text:list xml:id="list2003505440" text:style-name="L4">
        <text:list-item>
          <text:p text:style-name="P8">Servidor estable (5, 6, 8, 9)</text:p>
        </text:list-item>
        <text:list-item>
          <text:p text:style-name="P8">Servidor desenvolupament (3, 7)</text:p>
        </text:list-item>
      </text:list>
      <text:p text:style-name="Standard"/>
      <text:p text:style-name="Standard">1 i 2 ja estan a l'octocèfal i 4 ja està a ... no se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DejaVu Serif" svg:font-family="'DejaVu Serif'"/>
    <style:font-face style:name="OpenSymbol" svg:font-family="Open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0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l Forcada</meta:initial-creator>
    <meta:creation-date>2010-07-25T18:51:58</meta:creation-date>
    <dc:date>2010-08-07T16:03:39</dc:date>
    <dc:creator>Gil Forcada</dc:creator>
    <meta:editing-duration>PT04H44M18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36" meta:word-count="249" meta:character-count="1334"/>
  </office:meta>
</office:document-meta>
</file>